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Voici une checklist structurée en ordre logique et progressif, pour t’aider à bien lancer ton projet d’application de covoiturage en Indonésie, étape par étape dans Miro (ou tout autre outil de product design). Elle est organisée en 5 grandes phases avec un focus clair sur ce que tu as déjà fait, ce qu’il reste à faire, et l’ordre optimal.</text:p>
      <text:p text:style-name="Text_20_body">✅ PHASE 1 – IDENTITÉ &amp; FONDATIONS DU PROJET</text:p>
      <text:p text:style-name="Text_20_body">? 1. Nom &amp; Branding (Provisoire mais solide)</text:p>
      <text:p text:style-name="Text_20_body">Lister les noms potentiels (✔️ déjà fait)</text:p>
      <text:p text:style-name="Text_20_body">Sondage ou feedback communautaire sur le nom (✔️ partiellement fait)</text:p>
      <text:p text:style-name="Text_20_body">Choisir un nom provisoire fort (→ ex. Ko’Ride validé)</text:p>
      <text:p text:style-name="Text_20_body">Créer un logo provisoire cohérent avec la cible locale</text:p>
      <text:p text:style-name="Text_20_body">Déclinaison du branding (couleurs, ton, symbolique culturelle)</text:p>
      <text:p text:style-name="Text_20_body">? 2. Vision &amp; Objectifs</text:p>
      <text:p text:style-name="Text_20_body">Vision Board produit (✔️ fait via Product Vision Canvas)</text:p>
      <text:p text:style-name="Text_20_body">Team Canvas (✔️ déjà créé)</text:p>
      <text:p text:style-name="Text_20_body">Définir valeurs, motivations, mission et rôles (✔️ déjà structuré)</text:p>
      <text:p text:style-name="Text_20_body">Règles de validation (Definition of Done – ✔️ en place)</text:p>
      <text:p text:style-name="Text_20_body">Document de vision résumé + tagline produit</text:p>
      <text:p text:style-name="Text_20_body">? PHASE 2 – RECHERCHE UTILISATEUR &amp; CONTEXTE LOCAL</text:p>
      <text:p text:style-name="Text_20_body">? 3. Analyse du marché &amp; comportements locaux</text:p>
      <text:p text:style-name="Text_20_body">Synthèse : marché indonésien = pas de culture de covoiturage (✔️ fait)</text:p>
      <text:p text:style-name="Text_20_body">Alternatives : opel, bus, ride-hailing, etc. (✔️ listées)</text:p>
      <text:p text:style-name="Text_20_body">PDF regroupés : pdf covoiturage indonesie 1 &amp; 2 (✔️ classé)</text:p>
      <text:p text:style-name="Text_20_body">Synthèse freins culturels, psychologiques, économiques et d’infrastructure</text:p>
      <text:p text:style-name="Text_20_body">Regrouper tous les freins + insights dans une section "Discovery" sur Miro</text:p>
      <text:p text:style-name="Text_20_body">? 4. Sondages quantitatifs</text:p>
      <text:p text:style-name="Text_20_body">Sondage A : non-utilisateurs (29 réponses)</text:p>
      <text:p text:style-name="Text_20_body">Sondage B : utilisateurs (4 réponses)</text:p>
      <text:p text:style-name="Text_20_body">Analyse et tableaux comparatifs faits (✔️ via graphique)</text:p>
      <text:p text:style-name="Text_20_body">Résumé visuel (Insight → Impact → Action) dans Miro</text:p>
      <text:p text:style-name="Text_20_body">? 5. Préparation interviews qualitatifs (prochaine étape MVP)</text:p>
      <text:p text:style-name="Text_20_body">Définir grille de questions à poser</text:p>
      <text:p text:style-name="Text_20_body">Identifier les profils à interviewer</text:p>
      <text:p text:style-name="Text_20_body">Prévoir feedbacks post-MVP (tests utilisateurs)</text:p>
      <text:p text:style-name="Text_20_body">? PHASE 3 – CONCURRENCE &amp; INSPIRATIONS</text:p>
      <text:p text:style-name="Text_20_body">? 6. Benchmark concurrentiel</text:p>
      <text:p text:style-name="Text_20_body">Étude des échecs (Nebengers, Tebengan, Jalanan)</text:p>
      <text:p text:style-name="Text_20_body">Étude des leaders ride-hailing (Grab, Gojek, Maxime, InDriver)</text:p>
      <text:p text:style-name="Text_20_body">Étude de BlaBlaCar (structure communautaire, double notation, prix fixe)</text:p>
      <text:p text:style-name="Text_20_body"><text:soft-page-break/>Mettre en place un SWOT par plateforme dans Miro</text:p>
      <text:p text:style-name="Text_20_body">Tableau comparatif UX / business model / sécurité / adoption</text:p>
      <text:p text:style-name="Text_20_body">? PHASE 4 – DESIGN PRODUIT &amp; STRATÉGIE TECHNIQUE</text:p>
      <text:p text:style-name="Text_20_body">? 7. Personas &amp; Empathy Maps</text:p>
      <text:p text:style-name="Text_20_body">Créer 2 ou 3 personas clés :</text:p>
      <text:p text:style-name="Text_20_body">Étudiant sans scooter</text:p>
      <text:p text:style-name="Text_20_body">Femme hésitante à cause de la sécurité</text:p>
      <text:p text:style-name="Text_20_body">Travailleurs jeunes urbains</text:p>
      <text:p text:style-name="Text_20_body">Empathy Map ou fiches synthétiques</text:p>
      <text:p text:style-name="Text_20_body">? 8. Scénarios utilisateurs / Storyboards</text:p>
      <text:p text:style-name="Text_20_body">Swimlane + User Flow en partie présent (✔️ partiel dans Miro)</text:p>
      <text:p text:style-name="Text_20_body">Compléter les parcours :</text:p>
      <text:p text:style-name="Text_20_body">Passager sans transport → ouverture app → trajet</text:p>
      <text:p text:style-name="Text_20_body">Conducteur → création d’un trajet → évaluation</text:p>
      <text:p text:style-name="Text_20_body">Ajouter illustrations simples ou wireframes basse fidélité</text:p>
      <text:p text:style-name="Text_20_body">? 9. MVP &amp; backlog produit</text:p>
      <text:p text:style-name="Text_20_body">MoSCoW board (✔️ déjà structuré)</text:p>
      <text:p text:style-name="Text_20_body">Product backlog / Sprint planning (✔️ fait, plusieurs boards déjà créés)</text:p>
      <text:p text:style-name="Text_20_body">Définir le MVP minimal (fonctionnalités essentielles)</text:p>
      <text:p text:style-name="Text_20_body">Roadmap 2 semaines / 1 mois / 3 mois (V1 / V2 / scale)</text:p>
      <text:p text:style-name="Text_20_body">? PHASE 5 – COMMUNICATION &amp; TESTS UTILISATEURS</text:p>
      <text:p text:style-name="Text_20_body">? 10. Pré-campagne &amp; éducation</text:p>
      <text:p text:style-name="Text_20_body">Créer une page de présentation ou landing page informative</text:p>
      <text:p text:style-name="Text_20_body">Démystifier le mot "nebeng" ≠ Grab : storytelling, illustrations</text:p>
      <text:p text:style-name="Text_20_body">Scénarios "expliquer à un parent / à un ami" → Miro ou Pitch Deck</text:p>
      <text:p text:style-name="Text_20_body">? 11. Tests MVP terrain</text:p>
      <text:p text:style-name="Text_20_body">Appel à testeurs : amis, famille, groupes Facebook</text:p>
      <text:p text:style-name="Text_20_body">Feedback rapide via formulaire ou messagerie</text:p>
      <text:p text:style-name="Text_20_body">Itération + priorisation des ajustements</text:p>
      <text:p text:style-name="Text_20_body">? ? Annexes / Documents à intégrer dans Miro</text:p>
      <text:p text:style-name="Text_20_body">✅ Branding &amp; Naming complet avec évaluations</text:p>
      <text:p text:style-name="Text_20_body">✅ Logo Ko’Ride</text:p>
      <text:p text:style-name="Text_20_body">✅ PDF études comparées (pdf covoiturage indonésie 1 &amp; 2)</text:p>
      <text:p text:style-name="Text_20_body">✅ Graphiques des sondages (résumés A et B)</text:p>
      <text:p text:style-name="Text_20_body">✅ Team Canvas, Vision, DoD, Rôles (déjà faits)</text:p>
      <text:p text:style-name="Text_20_body">? SWOT concurrents + synthèses à ajouter</text:p>
      <text:p text:style-name="Text_20_body">? Personae + Storyboards à construire</text:p>
      <text:p text:style-name="Text_20_body"><text:soft-page-break/>Souhaites-tu que je transforme ce plan en template Miro ou que je te livre une version PDF imprimable pour ton équipe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8$Win32 OpenOffice.org_project/418m3$Build-9803</meta:generator>
    <dc:date>2025-05-15T19:49:40.54</dc:date>
    <meta:document-statistic meta:table-count="0" meta:image-count="0" meta:object-count="0" meta:page-count="3" meta:paragraph-count="73" meta:word-count="614" meta:character-count="3751"/>
    <meta:user-defined meta:name="Info 1"/>
    <meta:user-defined meta:name="Info 2"/>
    <meta:user-defined meta:name="Info 3"/>
    <meta:user-defined meta:name="Info 4"/>
  </office:meta>
</office:document-meta>
</file>